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10">
      <style:paragraph-properties fo:margin-top="0in" fo:margin-bottom="0in"/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1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Text_20_body" style:list-style-name="L12">
      <style:paragraph-properties fo:margin-top="0in" fo:margin-bottom="0in"/>
    </style:style>
    <style:style style:name="P24" style:family="paragraph" style:parent-style-name="Text_20_body" style:list-style-name="L13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4">
      <style:paragraph-properties fo:margin-top="0in" fo:margin-bottom="0in"/>
    </style:style>
    <style:style style:name="P28" style:family="paragraph" style:parent-style-name="Text_20_body" style:list-style-name="L15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16">
      <style:paragraph-properties fo:margin-top="0in" fo:margin-bottom="0in"/>
    </style:style>
  </office:automatic-styles>
  <office:body>
    <office:text>
      <text:p text:style-name="Title">Markdown Slides</text:p>
      <text:p text:style-name="Author">DymaxionKim</text:p>
      <text:p text:style-name="Date">20170126</text:p>
      <text:h text:style-name="Heading_20_1" text:outline-level="1">Markdown Slides?</text:h>
      <text:h text:style-name="Heading_20_2" text:outline-level="2">용도</text:h>
      <text:list text:style-name="L1">
        <text:list-item>
          <text:p text:style-name="P1">저장소 : <text:a xlink:type="simple" xlink:href="https://github.com/asanzdiego/markdownslides" office:name=""><text:span text:style-name="Definition">https://github.com/asanzdiego/markdownslides</text:span></text:a></text:p>
        </text:list-item>
        <text:list-item>
          <text:p text:style-name="P1">별다른 조치를 취하지 않은 평범한 마크다운 문서를, 한 방에 자동으로 다음과 같은 여러가지 포멧으로 변환해 주는 툴이다.</text:p>
        </text:list-item>
        <text:list-item>
          <text:p text:style-name="P1">마크다운 기반의 블로그 또는 위키에서 작성한 문서를 보고서나 프리젠테이션 슬라이드로 간단하고 깨끗하게 변환해 주기 때문에 시간 절약을 위해 필요한 것 같다.</text:p>
        </text:list-item>
      </text:list>
      <text:h text:style-name="Heading_20_2" text:outline-level="2">얻어낼 수 있는 결과물 (1)</text:h>
      <text:p text:style-name="First_20_paragraph"><text:span text:style-name="T1">변환해</text:span><text:span text:style-name="T2"> </text:span><text:span text:style-name="T3">주는</text:span><text:span text:style-name="T4"> </text:span><text:span text:style-name="T5">포멧은</text:span><text:span text:style-name="T6"> </text:span><text:span text:style-name="T7">다음과</text:span><text:span text:style-name="T8"> </text:span><text:span text:style-name="T9">같다.</text:span><text:span text:style-name="T10"> </text:span><text:span text:style-name="T11">모두</text:span><text:span text:style-name="T12"> </text:span><text:span text:style-name="T13">한꺼번에</text:span><text:span text:style-name="T14"> </text:span><text:span text:style-name="T15">해</text:span><text:span text:style-name="T16"> </text:span><text:span text:style-name="T17">주기</text:span><text:span text:style-name="T18"> </text:span><text:span text:style-name="T19">때문에</text:span><text:span text:style-name="T20"> </text:span><text:span text:style-name="T21">별다른</text:span><text:span text:style-name="T22"> </text:span><text:span text:style-name="T23">신경을</text:span><text:span text:style-name="T24"> </text:span><text:span text:style-name="T25">쓸</text:span><text:span text:style-name="T26"> </text:span><text:span text:style-name="T27">필요가</text:span><text:span text:style-name="T28"> </text:span><text:span text:style-name="T29">없다.</text:span></text:p>
      <text:list text:style-name="L2">
        <text:list-item>
          <text:p text:style-name="P2"><text:span text:style-name="T30">docx</text:span> : MS Word 포멧으로 나온다. Pandoc이 설치되어 있지 않으면 변환을 포기한다.</text:p>
        </text:list-item>
        <text:list-item>
          <text:p text:style-name="P2"><text:span text:style-name="T31">html</text:span> : 단순히 html 포멧으로 나온다.</text:p>
        </text:list-item>
        <text:list-item>
          <text:p text:style-name="P2"><text:span text:style-name="T32">odt</text:span> : 오픈 도큐먼트 포멧으로 나온다. Libre Office 등에서 다루기에 적합하다.</text:p>
        </text:list-item>
      </text:list>
      <text:h text:style-name="Heading_20_2" text:outline-level="2">얻어낼 수 있는 결과물 (2)</text:h>
      <text:list text:style-name="L3">
        <text:list-item>
          <text:p text:style-name="P3"><text:span text:style-name="T33">deck-slides.html</text:span> : 로컬 Deck.js를 사용하는 슬라이드 html 파일로, 기본 Sky 테마로 나온다.</text:p>
        </text:list-item>
        <text:list-item>
          <text:p text:style-name="P3"><text:span text:style-name="T34">deck-dlides-alternative.html</text:span> : 로컬 Deck.js를 사용하는 슬라이드 html 파일로, swiss 테마로 나온다.</text:p>
        </text:list-item>
      </text:list>
      <text:h text:style-name="Heading_20_2" text:outline-level="2">얻어낼 수 있는 결과물 (3)</text:h>
      <text:list text:style-name="L4">
        <text:list-item>
          <text:p text:style-name="P4"><text:span text:style-name="T35">reveal-online-slides.html</text:span> : 온라인상의 Reveal.js를 사용하는 슬라이드 html 파일로 나온다. 슬라이드 자체적으로 테마 등을 변경할 수 있는 메뉴도 포함되어 있다.</text:p>
        </text:list-item>
        <text:list-item>
          <text:p text:style-name="P4"><text:span text:style-name="T36">reveal-slides.html</text:span> : 로컬 Reveal.js를 사용하는 슬라이드 html 파일로 나온다. 슬라이드 자체적으로 테마 등을 변경할 수 있는 메뉴도 포함되어 있다. 디폴트 기본 테마로 나온다.</text:p>
        </text:list-item>
        <text:list-item>
          <text:p text:style-name="P4"><text:span text:style-name="T37">reveal-slides-alternative.html</text:span> : 로컬 Reveal.js를 사용하는 슬라이드 html 파일로 나온다. 슬라이드 자체적으로 테마 등을 변경할 수 있는 메뉴도 포함되어 있다. 기본은 밝은 테마로 나온다.</text:p>
        </text:list-item>
      </text:list>
      <text:h text:style-name="Heading_20_2" text:outline-level="2">얻어낼 수 있는 결과물 (4)</text:h>
      <text:list text:style-name="L5">
        <text:list-item>
          <text:p text:style-name="P5"><text:span text:style-name="T38">to-book.md</text:span> : 출판용 마크다운으로 정리되어 나온다.</text:p>
        </text:list-item>
        <text:list-item>
          <text:p text:style-name="P5"><text:span text:style-name="T39">to-slides.md</text:span> : 슬라이드용 마크다운으로 정리되어 나온다.</text:p>
        </text:list-item>
        <text:list-item>
          <text:p text:style-name="P5"><text:span text:style-name="T40">pdf</text:span> : Reveal 슬라이드는 자동으로 pdf로도 나온다. 다만 TeX 및 Pandoc 환경이 제대로 되어 있지 못하면 생성에 실패한다.</text:p>
        </text:list-item>
      </text:list>
      <text:h text:style-name="Heading_20_1" text:outline-level="1">설치 순서</text:h>
      <text:h text:style-name="Heading_20_2" text:outline-level="2">TeX 설치</text:h>
      <text:list text:style-name="L6">
        <text:list-item>
          <text:p text:style-name="P6">Pandoc이 pdf 파일을 생성할 때 필요하다.</text:p>
        </text:list-item>
        <text:list-item>
          <text:p text:style-name="P6">TeXlive 패키지 한 방으로 해결되니 세상이 좋아졌다. 다만 여러 언어팩들이 전부 싹 다 들어있기 때문에 용량이 너무 커서 좀 압박이 있다(2GB 이상).</text:p>
        </text:list-item>
      </text:list>
      <text:p text:style-name="P7">sudo apt-get install texlive-full</text:p>
      <text:h text:style-name="Heading_20_2" text:outline-level="2">Pandoc 설치</text:h>
      <text:list text:style-name="L7">
        <text:list-item>
          <text:p text:style-name="P8">참고 : https://anaconda.org/conda-forge/pandoc</text:p>
        </text:list-item>
        <text:list-item>
          <text:p text:style-name="P8">마크다운 문서를 docx, odt, pdf 등의 포멧으로 자동 변환해 준다.</text:p>
        </text:list-item>
        <text:list-item>
          <text:p text:style-name="P8">현재 Anaconda Python 환경이기 때문에 conda 패키지 관리자로 설치한다.</text:p>
        </text:list-item>
      </text:list>
      <text:p text:style-name="P9">conda install -c conda-forge pandoc</text:p>
      <text:h text:style-name="Heading_20_2" text:outline-level="2">PhantomJS 설치 (1)</text:h>
      <text:list text:style-name="L8">
        <text:list-item>
          <text:p text:style-name="P10">독점 소프트웨어라서 따로 설치해 줘야 하는 것 같다.</text:p>
        </text:list-item>
        <text:list-item>
          <text:p text:style-name="P10">하는 일은 Headless Website Testing, Screen Capture, Page Automation 등이라고 하는데 아무튼 꼭 필요한 것 같다.</text:p>
        </text:list-item>
        <text:list-item>
          <text:p text:style-name="P10">일단 <text:a xlink:type="simple" xlink:href="http://phantomjs.org/download.html" office:name=""><text:span text:style-name="Definition">여기</text:span></text:a>서 다운로드 받고 압축을 푼다.</text:p>
        </text:list-item>
      </text:list>
      <text:p text:style-name="P11">cd ~</text:p>
      <text:p text:style-name="P12">wget https://bitbucket.org/ariya/phantomjs/downloads/phantomjs-2.1.1-linux-x86_64.tar.bz2</text:p>
      <text:p text:style-name="P13">tar xvfj ./phantomjs-2.1.1-linux-x86_64.tar.bz2</text:p>
      <text:p text:style-name="P14">rm ./phantomjs-2.1.1-linux-x86_64.tar.bz2</text:p>
      <text:h text:style-name="Heading_20_2" text:outline-level="2">PhantomJS 설치 (2)</text:h>
      <text:list text:style-name="L9">
        <text:list-item>
          <text:p text:style-name="P15">이제 pantomjs 명령이 어떤 곳에서도 먹히도록 경로를 잡아주어야 한다. <text:span text:style-name="Source_Text">~/.bashrc</text:span> 파일을 편집기로 열어서 마지막 부분에 아래 내용을 덧붙인 후 저장하고, 터미널을 재기동 한다.</text:p>
        </text:list-item>
      </text:list>
      <text:p text:style-name="P16"># Phantomjs</text:p>
      <text:p text:style-name="P17">export PATH="/home/dong/phantomjs-2.1.1-linux-x86_64/bin:$PATH"</text:p>
      <text:h text:style-name="Heading_20_2" text:outline-level="2">MarkdownSlides 설치</text:h>
      <text:list text:style-name="L10">
        <text:list-item>
          <text:p text:style-name="P18"><text:a xlink:type="simple" xlink:href="https://github.com/asanzdiego/markdownslides" office:name=""><text:span text:style-name="Definition">깃허브 저장소</text:span></text:a>에서 직접 zip 파일을 받아다가 압축 해제해도 되고, 아래와 같은 git 명령으로 받아도 되겠다.</text:p>
        </text:list-item>
      </text:list>
      <text:p text:style-name="P19">cd ~</text:p>
      <text:p text:style-name="P20">git clone https://github.com/asanzdiego/markdownslides.git</text:p>
      <text:list text:style-name="L11">
        <text:list-item>
          <text:p text:style-name="P21">이제 다 완료되었다.</text:p>
        </text:list-item>
      </text:list>
      <text:h text:style-name="Heading_20_1" text:outline-level="1">사용법</text:h>
      <text:h text:style-name="Heading_20_2" text:outline-level="2">마크다운 문서 준비</text:h>
      <text:p text:style-name="P22">~/test/md/2017-01-26_MarkdownSlides.md</text:p>
      <text:list text:style-name="L12">
        <text:list-item>
          <text:p text:style-name="P23">이때 조건은, 작업할 장소인 <text:span text:style-name="Source_Text">~/test/</text:span>는 바뀌어도 되지만 그 밑에 <text:span text:style-name="Source_Text">/md</text:span> 디렉토리는 반드시 존재해야 하고, 또 그 안에 반드시 마크다운 문서가 들어있어야 한다.</text:p>
        </text:list-item>
      </text:list>
      <text:h text:style-name="Heading_20_2" text:outline-level="2">변환 명령</text:h>
      <text:list text:style-name="L13">
        <text:list-item>
          <text:p text:style-name="P24">터미널을 열고, 장소를 이동한 후, 변환 명령을 준다.</text:p>
        </text:list-item>
      </text:list>
      <text:p text:style-name="P25">cd ~/markdownslides</text:p>
      <text:p text:style-name="P26">./build.sh max ~/test</text:p>
      <text:list text:style-name="L14">
        <text:list-item>
          <text:p text:style-name="P27">그러면 변환 작업이 진행되고, 작업장소인 <text:span text:style-name="Source_Text">~/test</text:span> 안에 <text:span text:style-name="Source_Text">/export</text:span> 및 <text:span text:style-name="Source_Text">/lib</text:span> 디렉토리가 생기면서 그 안에 파일들이 들어간다. 결과문서는 <text:span text:style-name="Source_Text">/export</text:span> 안에 있다.</text:p>
        </text:list-item>
      </text:list>
      <text:h text:style-name="Heading_20_1" text:outline-level="1">마크다운 유의점</text:h>
      <text:h text:style-name="Heading_20_2" text:outline-level="2">몇가지 규칙</text:h>
      <text:list text:style-name="L15">
        <text:list-item>
          <text:p text:style-name="P28">물론 아무 마크다운 문서나 다 집어넣는다고 다 예쁘게 나오지는 않으므로, 최초의 마크다운 작성시에 슬라이드 페이지 분할을 예상해서 어느정도 합리적으로 작업할 필요가 있다.</text:p>
        </text:list-item>
        <text:list-item>
          <text:p text:style-name="P28">마크다운 문서 제일 앞머리에 다음과 같은 헤더를 넣어주면 그대로 표지가 된다.</text:p>
        </text:list-item>
      </text:list>
      <text:p text:style-name="P29">% 제목</text:p>
      <text:p text:style-name="P30">% 발표자명</text:p>
      <text:p text:style-name="P31">% 날짜</text:p>
      <text:list text:style-name="L16">
        <text:list-item>
          <text:p text:style-name="P32">그리고, <text:span text:style-name="Source_Text">#</text:span>, <text:span text:style-name="Source_Text">##</text:span>, <text:span text:style-name="Source_Text">-</text:span>, <text:span text:style-name="Source_Text">(빈칸4)-</text:span>으로 제목 단계를 건너뛰지 말고 반드시 준수한다.</text:p>
        </text:list-item>
      </text:list>
      <text:h text:style-name="Heading_20_1" text:outline-level="1">끝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